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1.95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2.895cm" fo:break-before="auto" style:use-optimal-row-height="true"/>
    </style:style>
    <style:style style:name="ro16" style:family="table-row">
      <style:table-row-properties style:row-height="1.947cm" fo:break-before="auto" style:use-optimal-row-height="true"/>
    </style:style>
    <style:style style:name="ro17" style:family="table-row">
      <style:table-row-properties style:row-height="3.369cm" fo:break-before="auto" style:use-optimal-row-height="true"/>
    </style:style>
    <style:style style:name="ro20" style:family="table-row">
      <style:table-row-properties style:row-height="2.91cm" fo:break-before="auto" style:use-optimal-row-height="true"/>
    </style:style>
    <style:style style:name="ro2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" style:font-name-complex="Arial1"/>
    </style:style>
    <style:style style:name="ce5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1"/>
        <table:table-column table:style-name="co11" table:default-cell-style-name="ce51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6" office:value-type="string" calcext:value-type="string">
            <text:p>Resultado da Execução</text:p>
          </table:table-cell>
          <table:table-cell table:style-name="ce56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1</text:p>
          </table:table-cell>
          <table:table-cell table:style-name="ce53" office:value-type="string" calcext:value-type="string">
            <text:p>Emitir relatório de frequência de todos os estagiários</text:p>
          </table:table-cell>
          <table:table-cell table:style-name="ce54" office:value-type="string" calcext:value-type="string">
            <text:p><text:span text:style-name="T1">1. Coordenador seleciona opção para emitir frequência.</text:span></text:p>
            <text:p><text:span text:style-name="T1">2. Coordenador preenche os campos corretamente da seleção de turma.</text:span></text:p>
            <text:p><text:span text:style-name="T1">3. Coordenador seleciona a turma</text:span></text:p>
            <text:p><text:span text:style-name="T1">4. Coordenador seleciona opção “Emitir relatório de frequência de todos os estagiários cadastrados</text:span></text:p>
          </table:table-cell>
          <table:table-cell table:style-name="ce53" office:value-type="string" calcext:value-type="string">
            <text:p>Sistema emite o relatório de frequência de todos os estagiários cadastrados o sistema com as informações de datas normais, datas de reposição, status da frequência do estagiário (presente, falta e no aguado) e o valor em porcentagem 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2</text:p>
          </table:table-cell>
          <table:table-cell table:style-name="ce53" office:value-type="string" calcext:value-type="string">
            <text:p>Emitir Lista de Frequência de turma não existente </text:p>
          </table:table-cell>
          <table:table-cell table:style-name="ce54" office:value-type="string" calcext:value-type="string">
            <text:p><text:span text:style-name="T1">1. Coordenador seleciona opção para emitir frequência.</text:span></text:p>
            <text:p><text:span text:style-name="T1">2. Coordenador preenche os campos da seleção de turma com turma não existente.</text:span></text:p>
          </table:table-cell>
          <table:table-cell table:style-name="ce53" office:value-type="string" calcext:value-type="string">
            <text:p>Sistema informa que turma referente a pesquisa não foi cadastrada no sistem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3</text:p>
          </table:table-cell>
          <table:table-cell table:style-name="ce53" office:value-type="string" calcext:value-type="string">
            <text:p>Visualizar relatório de frequência de apenas um estagiário</text:p>
          </table:table-cell>
          <table:table-cell table:style-name="ce54" office:value-type="string" calcext:value-type="string">
            <text:p><text:span text:style-name="T1">1. Coordenador seleciona opção para emitir frequência.</text:span></text:p>
            <text:p><text:span text:style-name="T1">2. Coordenador preenche os campos de pesquisa com nome do estagiário que deseja pesquisar.</text:span></text:p>
            <text:p><text:span text:style-name="T1">3. Coordenador confirma a operação.</text:span></text:p>
            <text:p><text:span text:style-name="T1">4. Coordenador seleciona estagiário. </text:span></text:p>
            <text:p><text:span text:style-name="T1">5. Coordenador seleciona opção “Visualizar Frequência”</text:span></text:p>
          </table:table-cell>
          <table:table-cell table:style-name="ce53" office:value-type="string" calcext:value-type="string">
            <text:p>Sistema emite o relatório de frequência do estagiário referente a pesquisa com as informações de datas normais, datas de reposição, status da frequência do estagiário (presente, falta e no aguado) e o valor em porcentagem 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4</text:p>
          </table:table-cell>
          <table:table-cell table:style-name="ce53" office:value-type="string" calcext:value-type="string">
            <text:p>Visualizar relatório de frequência de estagiário não existente</text:p>
          </table:table-cell>
          <table:table-cell table:style-name="ce54" office:value-type="string" calcext:value-type="string">
            <text:p><text:span text:style-name="T1">1. Coordenador seleciona opção para emitir frequência.</text:span></text:p>
            <text:p><text:span text:style-name="T1">2. Coordenador preenche os campos de pesquisa com nome do estagiário não cadastrado no sistema.</text:span></text:p>
            <text:p><text:span text:style-name="T1">3. Coordenador confirma a operação.</text:span></text:p>
          </table:table-cell>
          <table:table-cell table:style-name="ce53" office:value-type="string" calcext:value-type="string">
            <text:p>Sistema informa que estagiário referente a pesquisa não está cadastrado no sistem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5</text:p>
          </table:table-cell>
          <table:table-cell table:style-name="ce53" office:value-type="string" calcext:value-type="string">
            <text:p>Deixar campo turma em branco</text:p>
          </table:table-cell>
          <table:table-cell table:style-name="ce54" office:value-type="string" calcext:value-type="string">
            <text:p><text:span text:style-name="T1">1. Coordenador seleciona opção para emitir frequência.</text:span></text:p>
            <text:p><text:span text:style-name="T1">2. Coordenador não preenche os campos corretamente da seleção de turma.</text:span></text:p>
          </table:table-cell>
          <table:table-cell table:style-name="ce53" office:value-type="string" calcext:value-type="string">
            <text:p>Sistema informa que campo turma precisa ser preenchido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6</text:p>
          </table:table-cell>
          <table:table-cell table:style-name="ce53" office:value-type="string" calcext:value-type="string">
            <text:p>Deixar campo pesquisa em branco</text:p>
          </table:table-cell>
          <table:table-cell table:style-name="ce54" office:value-type="string" calcext:value-type="string">
            <text:p><text:span text:style-name="T1">1. Coordenador seleciona opção para emitir frequência.</text:span></text:p>
            <text:p><text:span text:style-name="T1">2. Coordenador não preenche os campos de pesquisa com nome do estagiário que deseja pesquisar.</text:span></text:p>
            <text:p><text:span text:style-name="T1">3. Coordenador confirma a operação.</text:span></text:p>
            <text:p/>
          </table:table-cell>
          <table:table-cell table:style-name="ce53" office:value-type="string" calcext:value-type="string">
            <text:p>Sistema informa que campo de pesquisa precisa ser preenchido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7</text:p>
          </table:table-cell>
          <table:table-cell table:style-name="ce53" office:value-type="string" calcext:value-type="string">
            <text:p>Preencher campo da pesquisa com caracteres especiais </text:p>
          </table:table-cell>
          <table:table-cell table:style-name="ce54" office:value-type="string" calcext:value-type="string">
            <text:p><text:span text:style-name="T1">1. Coordenador seleciona opção para emitir frequência.</text:span></text:p>
            <text:p><text:span text:style-name="T1">2. Coordenado preenche os campos de pesquisa com caracteres especiais </text:span></text:p>
          </table:table-cell>
          <table:table-cell table:style-name="ce53" office:value-type="string" calcext:value-type="string">
            <text:p>Sistema informa que campo da pesquisa possui valor inválido para pesquis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20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8</text:p>
          </table:table-cell>
          <table:table-cell table:style-name="ce53" office:value-type="string" calcext:value-type="string">
            <text:p>Deixar campo pesquisa com valor numérico</text:p>
          </table:table-cell>
          <table:table-cell table:style-name="ce54" office:value-type="string" calcext:value-type="string">
            <text:p><text:span text:style-name="T1">1. Coordenador seleciona opção para emitir frequência.</text:span></text:p>
            <text:p><text:span text:style-name="T1">2. Coordenador preenche os campos de pesquisa com valor numérico.</text:span></text:p>
            <text:p><text:span text:style-name="T1">3. Coordenador confirma a operação.</text:span></text:p>
            <text:p/>
          </table:table-cell>
          <table:table-cell table:style-name="ce53" office:value-type="string" calcext:value-type="string">
            <text:p>Sistema informa que campo da pesquisa possui valor inválido para pesquis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21" table:number-rows-repeated="6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7" table:number-columns-repeated="2"/>
          <table:table-cell table:style-name="ce46" table:number-columns-repeated="1015"/>
        </table:table-row>
        <table:table-row table:style-name="ro21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7" table:number-columns-repeated="2"/>
          <table:table-cell table:style-name="ce46" table:number-columns-repeated="1014"/>
          <table:table-cell table:style-name="Default"/>
        </table:table-row>
        <table:table-row table:style-name="ro21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7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09:28:46.158624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5-18T09:33:23.308441781</dc:date>
    <meta:editing-duration>PT3H12M54S</meta:editing-duration>
    <meta:editing-cycles>20</meta:editing-cycles>
    <meta:document-statistic meta:table-count="4" meta:cell-count="97" meta:object-count="0"/>
  </office:meta>
</office:document-meta>
</file>